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padding="0.097cm" fo:border="0.05pt solid #000000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9.001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mic Sans MS" fo:font-size="16pt" fo:font-weight="bold" officeooo:rsid="002425cb" officeooo:paragraph-rsid="00279e0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14pt" fo:font-weight="bold" officeooo:rsid="0006921e" officeooo:paragraph-rsid="0006921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mic Sans MS" fo:font-size="14pt" fo:font-weight="bold" officeooo:rsid="0006921e" officeooo:paragraph-rsid="002425cb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mic Sans MS" fo:font-size="14pt" fo:font-weight="normal" officeooo:rsid="0006921e" officeooo:paragraph-rsid="0006921e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top="0cm" fo:margin-bottom="0cm" loext:contextual-spacing="false"/>
      <style:text-properties style:font-name="Comic Sans MS" fo:font-size="14pt" fo:font-style="italic" fo:font-weight="normal" officeooo:rsid="0006921e" officeooo:paragraph-rsid="00224153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Default" style:list-style-name="L2">
      <style:paragraph-properties fo:margin-top="0cm" fo:margin-bottom="0cm" loext:contextual-spacing="false"/>
      <style:text-properties fo:font-size="12pt" officeooo:paragraph-rsid="0006921e" style:font-size-asian="12pt" style:font-size-complex="12pt"/>
    </style:style>
    <style:style style:name="P7" style:family="paragraph" style:parent-style-name="Default" style:list-style-name="L3">
      <style:paragraph-properties fo:margin-top="0cm" fo:margin-bottom="0cm" loext:contextual-spacing="false"/>
      <style:text-properties style:font-name="Comic Sans MS" fo:font-size="12pt" fo:font-style="normal" fo:font-weight="normal" officeooo:rsid="000da859" officeooo:paragraph-rsid="000da859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Default" style:list-style-name="L3">
      <style:paragraph-properties fo:margin-top="0cm" fo:margin-bottom="0cm" loext:contextual-spacing="false"/>
      <style:text-properties style:font-name="Comic Sans MS" fo:font-size="12pt" fo:font-style="normal" fo:font-weight="normal" officeooo:rsid="00072292" officeooo:paragraph-rsid="00072292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Default">
      <style:paragraph-properties fo:margin-top="0cm" fo:margin-bottom="0cm" loext:contextual-spacing="false"/>
      <style:text-properties style:font-name="Comic Sans MS" fo:font-size="14pt" fo:font-style="italic" fo:font-weight="normal" officeooo:rsid="0006921e" officeooo:paragraph-rsid="0006921e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Default">
      <style:paragraph-properties fo:margin-top="0cm" fo:margin-bottom="0cm" loext:contextual-spacing="false"/>
      <style:text-properties style:font-name="Comic Sans MS" fo:font-size="14pt" fo:font-style="normal" fo:font-weight="normal" officeooo:rsid="0006921e" officeooo:paragraph-rsid="0006921e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Default">
      <style:paragraph-properties fo:margin-top="0cm" fo:margin-bottom="0cm" loext:contextual-spacing="false"/>
      <style:text-properties style:font-name="Comic Sans MS" fo:font-size="14pt" fo:font-style="normal" fo:font-weight="normal" officeooo:rsid="00072292" officeooo:paragraph-rsid="00219d82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Default">
      <style:paragraph-properties fo:margin-top="0cm" fo:margin-bottom="0cm" loext:contextual-spacing="false"/>
      <style:text-properties style:font-name="Comic Sans MS" fo:font-size="14pt" fo:font-style="normal" fo:font-weight="normal" officeooo:rsid="00142a8b" officeooo:paragraph-rsid="00142a8b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Default">
      <style:paragraph-properties fo:margin-top="0cm" fo:margin-bottom="0cm" loext:contextual-spacing="false"/>
      <style:text-properties style:font-name="Comic Sans MS" fo:font-size="14pt" fo:font-style="normal" fo:font-weight="normal" officeooo:rsid="002920a3" officeooo:paragraph-rsid="002920a3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Default">
      <style:paragraph-properties fo:margin-top="0cm" fo:margin-bottom="0cm" loext:contextual-spacing="false"/>
      <style:text-properties style:font-name="Comic Sans MS" fo:font-size="14pt" fo:font-style="normal" fo:font-weight="normal" officeooo:rsid="002b4d09" officeooo:paragraph-rsid="002b4d09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Default">
      <style:paragraph-properties fo:margin-top="0cm" fo:margin-bottom="0cm" loext:contextual-spacing="false"/>
      <style:text-properties style:font-name="Comic Sans MS" fo:font-size="14pt" fo:font-style="normal" fo:font-weight="normal" officeooo:rsid="00224153" officeooo:paragraph-rsid="0019a4c6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Default">
      <style:paragraph-properties fo:margin-top="0cm" fo:margin-bottom="0cm" loext:contextual-spacing="false"/>
      <style:text-properties style:font-name="Comic Sans MS" fo:font-size="14pt" fo:font-style="normal" fo:font-weight="normal" officeooo:rsid="0019a4c6" officeooo:paragraph-rsid="0019a4c6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Default">
      <style:paragraph-properties fo:margin-top="0cm" fo:margin-bottom="0cm" loext:contextual-spacing="false"/>
      <style:text-properties style:font-name="Comic Sans MS" fo:font-size="14pt" fo:font-style="normal" style:text-underline-style="solid" style:text-underline-width="auto" style:text-underline-color="font-color" fo:font-weight="bold" officeooo:rsid="00142a8b" officeooo:paragraph-rsid="00142a8b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Default">
      <style:paragraph-properties fo:margin-top="0cm" fo:margin-bottom="0cm" loext:contextual-spacing="false"/>
      <style:text-properties style:font-name="Comic Sans MS" fo:font-size="14pt" fo:font-style="normal" style:text-underline-style="solid" style:text-underline-width="auto" style:text-underline-color="font-color" fo:font-weight="bold" officeooo:rsid="00291d46" officeooo:paragraph-rsid="002f1cc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Default">
      <style:paragraph-properties fo:margin-top="0cm" fo:margin-bottom="0cm" loext:contextual-spacing="false"/>
      <style:text-properties style:font-name="Comic Sans MS" fo:font-size="14pt" fo:font-style="normal" style:text-underline-style="none" fo:font-weight="normal" officeooo:rsid="002d22fa" officeooo:paragraph-rsid="00302e0d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Default">
      <style:paragraph-properties fo:margin-top="0cm" fo:margin-bottom="0cm" loext:contextual-spacing="false"/>
      <style:text-properties style:font-name="Comic Sans MS" fo:font-size="14pt" fo:font-style="normal" style:text-underline-style="none" fo:font-weight="normal" officeooo:rsid="00142a8b" officeooo:paragraph-rsid="00142a8b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Default">
      <style:paragraph-properties fo:margin-top="0cm" fo:margin-bottom="0cm" loext:contextual-spacing="false"/>
      <style:text-properties fo:font-size="14pt" officeooo:paragraph-rsid="00302e0d" style:font-size-asian="14pt" style:font-size-complex="14pt"/>
    </style:style>
    <style:style style:name="P22" style:family="paragraph" style:parent-style-name="Default">
      <style:paragraph-properties fo:margin-top="0cm" fo:margin-bottom="0cm" loext:contextual-spacing="false"/>
      <style:text-properties fo:font-size="14pt" officeooo:paragraph-rsid="00142a8b" style:font-size-asian="14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officeooo:rsid="004316f4" officeooo:paragraph-rsid="0022415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4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officeooo:rsid="00279e00" officeooo:paragraph-rsid="00279e0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5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officeooo:rsid="00279e00" officeooo:paragraph-rsid="002920a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officeooo:rsid="00279e00" officeooo:paragraph-rsid="00279e0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7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officeooo:rsid="00291d46" officeooo:paragraph-rsid="002920a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" style:family="text">
      <style:text-properties fo:color="#000000" officeooo:rsid="00118fe3"/>
    </style:style>
    <style:style style:name="T2" style:family="text">
      <style:text-properties fo:color="#000000" officeooo:rsid="001871a4"/>
    </style:style>
    <style:style style:name="T3" style:family="text">
      <style:text-properties fo:color="#000000" fo:font-weight="bold" officeooo:rsid="00118fe3" style:font-weight-asian="bold" style:font-weight-complex="bold"/>
    </style:style>
    <style:style style:name="T4" style:family="text">
      <style:text-properties fo:color="#000000" style:text-underline-style="solid" style:text-underline-width="auto" style:text-underline-color="font-color" fo:font-weight="bold" officeooo:rsid="001871a4" style:font-weight-asian="bold" style:font-weight-complex="bold"/>
    </style:style>
    <style:style style:name="T5" style:family="text">
      <style:text-properties fo:color="#000000" style:text-underline-style="solid" style:text-underline-width="auto" style:text-underline-color="font-color" fo:font-weight="bold" officeooo:rsid="00194e7c" style:font-weight-asian="bold" style:font-weight-complex="bold"/>
    </style:style>
    <style:style style:name="T6" style:family="text">
      <style:text-properties fo:color="#000000" style:text-underline-style="solid" style:text-underline-width="auto" style:text-underline-color="font-color" fo:font-weight="bold" officeooo:rsid="00302e0d" style:font-weight-asian="bold" style:font-weight-complex="bold"/>
    </style:style>
    <style:style style:name="T7" style:family="text">
      <style:text-properties fo:color="#000000" officeooo:rsid="001153c4"/>
    </style:style>
    <style:style style:name="T8" style:family="text">
      <style:text-properties fo:color="#000000" officeooo:rsid="002858b6"/>
    </style:style>
    <style:style style:name="T9" style:family="text">
      <style:text-properties fo:color="#000000" style:font-name="Comic Sans MS" fo:font-size="12pt" fo:font-style="normal" style:text-underline-style="none" fo:font-weight="normal" officeooo:rsid="00302e0d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000000" style:font-name="Comic Sans MS" fo:font-style="normal" style:text-underline-style="none" fo:font-weight="normal" officeooo:rsid="00302e0d" style:font-style-asian="normal" style:font-weight-asian="normal" style:font-style-complex="normal" style:font-weight-complex="normal"/>
    </style:style>
    <style:style style:name="T11" style:family="text">
      <style:text-properties style:font-name="Comic Sans MS" fo:font-style="normal" fo:font-weight="normal" officeooo:rsid="0006921e" style:font-style-asian="normal" style:font-weight-asian="normal" style:font-style-complex="normal" style:font-weight-complex="normal"/>
    </style:style>
    <style:style style:name="T12" style:family="text">
      <style:text-properties style:font-name="Comic Sans MS" fo:font-style="normal" fo:font-weight="normal" officeooo:rsid="00118fe3" style:font-style-asian="normal" style:font-weight-asian="normal" style:font-style-complex="normal" style:font-weight-complex="normal"/>
    </style:style>
    <style:style style:name="T13" style:family="text">
      <style:text-properties style:font-name="Comic Sans MS" fo:font-style="normal" fo:font-weight="normal" officeooo:rsid="00142a8b" style:font-style-asian="normal" style:font-weight-asian="normal" style:font-style-complex="normal" style:font-weight-complex="normal"/>
    </style:style>
    <style:style style:name="T14" style:family="text">
      <style:text-properties style:font-name="Comic Sans MS" fo:font-style="normal" fo:font-weight="normal" officeooo:rsid="00302e0d" style:font-style-asian="normal" style:font-weight-asian="normal" style:font-style-complex="normal" style:font-weight-complex="normal"/>
    </style:style>
    <style:style style:name="T15" style:family="text">
      <style:text-properties style:font-name="Comic Sans MS" fo:font-style="normal" style:text-underline-style="solid" style:text-underline-width="auto" style:text-underline-color="font-color" fo:font-weight="bold" officeooo:rsid="00142a8b" style:font-style-asian="normal" style:font-weight-asian="bold" style:font-style-complex="normal" style:font-weight-complex="bold"/>
    </style:style>
    <style:style style:name="T16" style:family="text">
      <style:text-properties style:font-name="Comic Sans MS" fo:font-style="normal" style:text-underline-style="none" fo:font-weight="normal" officeooo:rsid="0019a4c6" style:font-style-asian="normal" style:font-weight-asian="normal" style:font-style-complex="normal" style:font-weight-complex="normal"/>
    </style:style>
    <style:style style:name="T17" style:family="text">
      <style:text-properties style:font-name="Comic Sans MS" fo:font-style="normal" style:text-underline-style="none" fo:font-weight="normal" officeooo:rsid="002d22fa" style:font-style-asian="normal" style:font-weight-asian="normal" style:font-style-complex="normal" style:font-weight-complex="normal"/>
    </style:style>
    <style:style style:name="T18" style:family="text">
      <style:text-properties style:font-name="Comic Sans MS" fo:font-style="normal" style:text-underline-style="none" fo:font-weight="normal" officeooo:rsid="00302e0d" style:font-style-asian="normal" style:font-weight-asian="normal" style:font-style-complex="normal" style:font-weight-complex="normal"/>
    </style:style>
    <style:style style:name="T19" style:family="text">
      <style:text-properties style:font-name="Comic Sans MS" fo:font-size="12pt" fo:font-style="normal" style:text-underline-style="none" fo:font-weight="normal" officeooo:rsid="0019a4c6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Comic Sans MS" fo:font-size="12pt" fo:font-style="normal" style:text-underline-style="none" fo:font-weight="normal" officeooo:rsid="002d22fa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Comic Sans MS" fo:font-size="12pt" fo:font-style="normal" style:text-underline-style="none" fo:font-weight="normal" officeooo:rsid="00302e0d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officeooo:rsid="00118fe3"/>
    </style:style>
    <style:style style:name="T23" style:family="text">
      <style:text-properties officeooo:rsid="0015fea3"/>
    </style:style>
    <style:style style:name="T24" style:family="text">
      <style:text-properties officeooo:rsid="001871a4"/>
    </style:style>
    <style:style style:name="T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officeooo:rsid="002858b6"/>
    </style:style>
    <style:style style:name="T27" style:family="text">
      <style:text-properties officeooo:rsid="0029ab5a"/>
    </style:style>
    <style:style style:name="T28" style:family="text">
      <style:text-properties officeooo:rsid="002b4d09"/>
    </style:style>
    <style:style style:name="T29" style:family="text">
      <style:text-properties officeooo:rsid="002d22fa"/>
    </style:style>
    <style:style style:name="T30" style:family="text">
      <style:text-properties officeooo:rsid="002f1ccd"/>
    </style:style>
    <style:style style:name="T31" style:family="text">
      <style:text-properties officeooo:rsid="00302e0d"/>
    </style:style>
    <style:style style:name="T32" style:family="text">
      <style:text-properties officeooo:rsid="0019a4c6"/>
    </style:style>
    <style:style style:name="T33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"><text:span text:style-name="T7">Ch 1 : Fonctions, dérivation et fonction inverse</text:span>: exercices</text:p>
          </table:table-cell>
        </table:table-row>
      </table:table>
      <text:p text:style-name="P2"/>
      <text:p text:style-name="P3"/>
      <text:p text:style-name="P4">A l’issue de ce travail je dois être capable de :</text:p>
      <text:p text:style-name="P23"/>
      <table:table table:name="Tableau1" table:style-name="Tableau1">
        <table:table-column table:style-name="Tableau1.A"/>
        <table:table-row>
          <table:table-cell table:style-name="Tableau1.A1" office:value-type="string">
            <text:list xml:id="list965834522" text:style-name="L1">
              <text:list-item>
                <text:p text:style-name="P24">connaître la dérivée, le sens de variation de la fonction inverse, ainsi que sa courbe représentative et ses asymptotes</text:p>
              </text:list-item>
              <text:list-item>
                <text:p text:style-name="P25">connaître le comportement de la fonction inverse aux bornes de son ensemble de définition</text:p>
              </text:list-item>
              <text:list-item>
                <text:p text:style-name="P27">déterminer des limites de fonctions faisant intervenir la fonction inverse</text:p>
              </text:list-item>
              <text:list-item>
                <text:p text:style-name="P24">déterminer une fonction dérivée pour étudier le sens de variation d’une fonction (construite à partir de la fonction inverse et des fonctions de référence) <text:span text:style-name="T26">et construire sa représentation graphique</text:span></text:p>
              </text:list-item>
            </text:list>
          </table:table-cell>
        </table:table-row>
      </table:table>
      <text:p text:style-name="P26"/>
      <text:p text:style-name="P5"/>
      <text:p text:style-name="P9"><text:span text:style-name="T22">Les exercices sont à</text:span> réaliser dans l’ordre que vous voulez partie exercice en indiquant bien le chapitre sur l<text:span text:style-name="T24">e</text:span>quel vous travaillez, <text:span text:style-name="T23">vous pourrez éventuellement poursuivre votre travail chez vous.</text:span></text:p>
      <text:p text:style-name="P10"/>
      <text:p text:style-name="P11"/>
      <text:p text:style-name="P12"><text:span text:style-name="T25">A traiter obligatoirement :</text:span> </text:p>
      <text:p text:style-name="P13">I) <text:span text:style-name="T28">ex </text:span>15, 18 et 20 <text:span text:style-name="T27">p 42, </text:span><text:span text:style-name="T28">ex 2 (a et c), 3 (b et c), 4 (a, b et c) p 41, ex 40 p 44</text:span></text:p>
      <text:p text:style-name="P14">II) <text:span text:style-name="T29">ex 5 (b), 7 (c), 9 (b), 10 (c) p 41, </text:span><text:span text:style-name="T30">ex 30 (a) , 31 et 35 p 43, </text:span><text:span text:style-name="T31">ex </text:span><text:span text:style-name="T30">49 et 50 p 45 </text:span><text:span text:style-name="T31">( lire au préalable l’exercice résolu 68 p 49)</text:span></text:p>
      <text:p text:style-name="P12"/>
      <text:p text:style-name="P17">Pour encore s’exercer :</text:p>
      <text:p text:style-name="P19"><text:span text:style-name="T32">Si j’ai eu des difficultés au </text:span>I : finir les ex 2, 3 et 4 p 41, ex 41 p 44</text:p>
      <text:p text:style-name="P21"><text:span text:style-name="T16">Si j’ai eu des difficultés au </text:span><text:span text:style-name="T17">II : finir les ex 5, 7 et 9 p 41, ex 29 </text:span><text:span text:style-name="T18">et 34 p 43, ex </text:span><text:span text:style-name="T10">51 et 52 p 45</text:span></text:p>
      <text:p text:style-name="P20"/>
      <text:p text:style-name="P18">Vers le bac :<text:span text:style-name="T33"> <text:s text:c="3"/></text:span><text:span text:style-name="T30">DM à rendre le 14/09/20 : ex 72 p 51</text:span></text:p>
      <text:p text:style-name="P15"/>
      <text:p text:style-name="P16"/>
      <text:p text:style-name="P22"><text:span text:style-name="T15">Pour aller plus loin </text:span><text:span text:style-name="T13">: </text:span><text:span text:style-name="T14">ex 63 p 47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05T09:19:50.637000000</meta:creation-date>
    <dc:date>2020-09-10T10:53:40.880000000</dc:date>
    <meta:editing-duration>PT1H28M9S</meta:editing-duration>
    <meta:editing-cycles>21</meta:editing-cycles>
    <meta:generator>LibreOffice/6.4.2.2$Windows_X86_64 LibreOffice_project/4e471d8c02c9c90f512f7f9ead8875b57fcb1ec3</meta:generator>
    <meta:print-date>2019-09-05T11:34:25.014000000</meta:print-date>
    <meta:document-statistic meta:table-count="2" meta:image-count="0" meta:object-count="0" meta:page-count="1" meta:paragraph-count="15" meta:word-count="270" meta:character-count="1308" meta:non-whitespace-character-count="1053"/>
  </office:meta>
</office:document-meta>
</file>